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8-31_21-02-3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9-01_01-21-21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01_07-43-3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01_07-45-5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9-01_11-42-23_000.jpg</text:p>
          </table:table-cell>
          <table:table-cell table:style-name="ce26" office:value-type="string">
            <text:p>:m 記録 / 身体 / 全身像 / 顔 / 様子 / time=昼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記録 / 身体 / 全身像 / 顔 / 様子 / time=昼；occasion=食事の直前：盆を、机の上に置いたところか">
            <text:p>:m 記録 / 身体 / 全身像 / 顔 / 様子 / time=昼；occasion=食事の直前：盆を、机の上に置いたところか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01_11-42-2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7" office:value-type="string">
            <text:p>2023-09-01_11-46-11_000.jpg</text:p>
          </table:table-cell>
          <table:table-cell table:style-name="ce26" office:value-type="string">
            <text:p>:m 記録 / 身体 / 全身像 / 顔 / 様子 / time=夜；occasion=自室。昼食の途中。何か、しんどい気持ちが高まったときか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全身像 / 顔 / 様子 / time=夜；occasion=自室。昼食の途中。何か、しんどい気持ちが高まったときか,other=~">
            <text:p>:m 記録 / 身体 / 全身像 / 顔 / 様子 / time=夜；occasion=自室。昼食の途中。何か、しんどい気持ちが高まったときか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9-01_13-54-09_000.jpg</text:p>
          </table:table-cell>
          <table:table-cell table:style-name="ce26" office:value-type="string">
            <text:p>:m 記録 / 身体 / 全身像 / 顔 / 様子 / time=夜；occasion=自室。机の前。何か、思うところ、あったか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記録 / 身体 / 全身像 / 顔 / 様子 / time=夜；occasion=自室。机の前。何か、思うところ、あったか。,other=~">
            <text:p>:m 記録 / 身体 / 全身像 / 顔 / 様子 / time=夜；occasion=自室。机の前。何か、思うところ、あったか。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9-01_14-01-13_000.jpg</text:p>
          </table:table-cell>
          <table:table-cell table:style-name="ce26" office:value-type="string">
            <text:p>:m / daylog メモ / date=0818;0820;0822;0824;0826;0829;0830;0901 / other=~ / 2023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/ daylog メモ / date=0818;0820;0822;0824;0826;0829;0830;0901 / other=~ / 2023">
            <text:p>:m / daylog メモ / date=0818;0820;0822;0824;0826;0829;0830;0901 / other=~ / 2023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1">2023/09/01</text:date>, <text:time>18:01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01T18:01:01.87</dc:date>
    <dc:creator>岩淵 謙</dc:creator>
    <meta:editing-duration>P58DT14H5M49S</meta:editing-duration>
    <meta:editing-cycles>19661</meta:editing-cycles>
    <meta:document-statistic meta:table-count="2" meta:cell-count="917" meta:object-count="0"/>
    <meta:user-defined meta:name="qrichtext">1</meta:user-defined>
  </office:meta>
</office:document-meta>
</file>